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officeooo:rsid="000cddca" officeooo:paragraph-rsid="000cddca"/>
    </style:style>
    <style:style style:name="P2" style:family="paragraph" style:parent-style-name="Heading_20_3">
      <style:text-properties officeooo:paragraph-rsid="000cddca"/>
    </style:style>
    <style:style style:name="P3" style:family="paragraph" style:parent-style-name="Heading_20_3">
      <style:text-properties fo:font-style="normal" fo:font-weight="bold" officeooo:rsid="000cddca" officeooo:paragraph-rsid="000cddca" style:font-style-asian="normal" style:font-weight-asian="bold" style:font-style-complex="normal" style:font-weight-complex="bold"/>
    </style:style>
    <style:style style:name="P4" style:family="paragraph" style:parent-style-name="Heading_20_3">
      <style:paragraph-properties fo:margin-top="0cm" fo:margin-bottom="0cm" loext:contextual-spacing="false"/>
      <style:text-properties fo:font-style="normal" fo:font-weight="bold" officeooo:rsid="000cddca" officeooo:paragraph-rsid="000cddca" style:font-style-asian="normal" style:font-weight-asian="bold" style:font-style-complex="normal" style:font-weight-complex="bold"/>
    </style:style>
    <style:style style:name="P5" style:family="paragraph" style:parent-style-name="Standard">
      <style:text-properties officeooo:rsid="000cddca" officeooo:paragraph-rsid="000cddca"/>
    </style:style>
    <style:style style:name="P6" style:family="paragraph" style:parent-style-name="Standard">
      <style:text-properties fo:font-style="italic" officeooo:rsid="000cddca" officeooo:paragraph-rsid="000cddca" style:font-style-asian="italic" style:font-style-complex="italic"/>
    </style:style>
    <style:style style:name="P7" style:family="paragraph" style:parent-style-name="Standard">
      <style:text-properties fo:font-style="italic" fo:font-weight="bold" officeooo:rsid="000cddca" officeooo:paragraph-rsid="000cddca" style:font-style-asian="italic" style:font-weight-asian="bold" style:font-style-complex="italic" style:font-weight-complex="bold"/>
    </style:style>
    <style:style style:name="P8" style:family="paragraph" style:parent-style-name="Standard">
      <style:text-properties fo:font-weight="bold" officeooo:rsid="000cddca" officeooo:paragraph-rsid="000cddca" style:font-weight-asian="bold" style:font-weight-complex="bold"/>
    </style:style>
    <style:style style:name="P9" style:family="paragraph" style:parent-style-name="Standard">
      <style:text-properties fo:font-style="normal" fo:font-weight="bold" officeooo:rsid="000cddca" officeooo:paragraph-rsid="000cddca" style:font-style-asian="normal" style:font-weight-asian="bold" style:font-style-complex="normal" style:font-weight-complex="bold"/>
    </style:style>
    <style:style style:name="P10" style:family="paragraph" style:parent-style-name="Text_20_body" style:list-style-name="L1"/>
    <style:style style:name="P11" style:family="paragraph" style:parent-style-name="Text_20_body" style:list-style-name="L2"/>
    <style:style style:name="P12" style:family="paragraph" style:parent-style-name="Text_20_body" style:list-style-name="L3"/>
    <style:style style:name="P13" style:family="paragraph" style:parent-style-name="Text_20_body">
      <style:text-properties officeooo:paragraph-rsid="000cddca"/>
    </style:style>
    <style:style style:name="P14" style:family="paragraph" style:parent-style-name="Text_20_body">
      <style:text-properties fo:font-style="italic" officeooo:paragraph-rsid="000cddca" style:font-style-asian="italic" style:font-style-complex="italic"/>
    </style:style>
    <style:style style:name="P15" style:family="paragraph" style:parent-style-name="Text_20_body" style:list-style-name="L4"/>
    <style:style style:name="P16" style:family="paragraph" style:parent-style-name="Text_20_body">
      <style:text-properties fo:font-style="normal" fo:font-weight="bold" officeooo:rsid="000cddca" officeooo:paragraph-rsid="000cddca" style:font-style-asian="normal" style:font-weight-asian="bold" style:font-style-complex="normal" style:font-weight-complex="bold"/>
    </style:style>
    <style:style style:name="P17" style:family="paragraph" style:parent-style-name="Text_20_body">
      <style:paragraph-properties fo:margin-top="0cm" fo:margin-bottom="0cm" loext:contextual-spacing="false"/>
    </style:style>
    <style:style style:name="P18" style:family="paragraph" style:parent-style-name="Text_20_body">
      <style:paragraph-properties fo:margin-top="0cm" fo:margin-bottom="0cm" loext:contextual-spacing="false"/>
      <style:text-properties fo:font-style="italic" style:font-style-asian="italic" style:font-style-complex="italic"/>
    </style:style>
    <style:style style:name="P19" style:family="paragraph" style:parent-style-name="Text_20_body">
      <style:paragraph-properties fo:margin-top="0cm" fo:margin-bottom="0cm" loext:contextual-spacing="false"/>
      <style:text-properties fo:font-style="italic" fo:font-weight="bold" officeooo:rsid="000cddca" officeooo:paragraph-rsid="000cddca" style:font-style-asian="italic" style:font-weight-asian="bold" style:font-style-complex="italic" style:font-weight-complex="bold"/>
    </style:style>
    <style:style style:name="P20" style:family="paragraph" style:parent-style-name="Text_20_body">
      <style:paragraph-properties fo:margin-top="0cm" fo:margin-bottom="0cm" loext:contextual-spacing="false"/>
      <style:text-properties fo:font-style="normal" fo:font-weight="bold" officeooo:rsid="000cddca" officeooo:paragraph-rsid="000cddca" style:font-style-asian="normal" style:font-weight-asian="bold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oici le <text:span text:style-name="T1">"Rappel de survie Mosquitto"</text:span> pour tes prochaines installations. Si tu suis cet ordre, tu mettras en place ton broker en moins de 2 minutes la prochaine fois.</text:p>
      <text:p text:style-name="Horizontal_20_Line"/>
      <text:h text:style-name="Heading_20_2" text:outline-level="2">1. Le piège du "Port déjà utilisé" (Le plus fréquent)</text:h>
      <text:p text:style-name="Text_20_body">C'est ce qui t'est arrivé. Si Mosquitto est déjà lancé en arrière-plan (même s'il a planté), il garde le port <text:span text:style-name="T1">1883</text:span> prisonnier.</text:p>
      <text:list xml:id="list2483160204" text:style-name="L1">
        <text:list-item>
          <text:p text:style-name="P10"><text:span text:style-name="T1">Symptôme :</text:span> <text:span text:style-name="Source_20_Text">Job for mosquitto.service failed</text:span> au restart.</text:p>
        </text:list-item>
        <text:list-item>
          <text:p text:style-name="P10"><text:span text:style-name="T1">La solution :</text:span> Toujours vérifier si le port est libre avant de s'énerver sur la configuration.</text:p>
          <text:list>
            <text:list-item>
              <text:p text:style-name="P10"><text:span text:style-name="Source_20_Text">sudo ss -lptn 'sport = :1883'</text:span> (pour voir qui occupe le port).</text:p>
            </text:list-item>
            <text:list-item>
              <text:p text:style-name="P10"><text:span text:style-name="Source_20_Text">sudo pkill mosquitto</text:span> (pour faire le ménage).</text:p>
            </text:list-item>
          </text:list>
        </text:list-item>
      </text:list>
      <text:h text:style-name="Heading_20_2" text:outline-level="2">2. Le dossier de configuration inexistant</text:h>
      <text:p text:style-name="Text_20_body">Sur certaines versions d'Ubuntu, le dossier <text:span text:style-name="Source_20_Text">/etc/mosquitto/conf.d/</text:span> n'est pas créé ou est mal référencé.</text:p>
      <text:list xml:id="list4182588817" text:style-name="L2">
        <text:list-item>
          <text:p text:style-name="P11"><text:span text:style-name="T1">Symptôme :</text:span> Mosquitto ne trouve pas tes réglages <text:span text:style-name="Source_20_Text">listener</text:span> ou <text:span text:style-name="Source_20_Text">allow_anonymous</text:span>.</text:p>
        </text:list-item>
        <text:list-item>
          <text:p text:style-name="P11"><text:span text:style-name="T1">La solution :</text:span> Vérifier que le dossier existe et que le fichier principal <text:span text:style-name="Source_20_Text">/etc/mosquitto/mosquitto.conf</text:span> contient bien la ligne <text:span text:style-name="Source_20_Text">include_dir /etc/mosquitto/conf.d</text:span>.</text:p>
        </text:list-item>
      </text:list>
      <text:p text:style-name="Text_20_body"/>
      <text:h text:style-name="Heading_20_2" text:outline-level="2">3. Le changement de comportement (Mosquitto 2.0+)</text:h>
      <text:p text:style-name="Text_20_body">C'est le piège pour tous ceux qui regardent de vieux tutos. Depuis la version 2.0 :</text:p>
      <text:list xml:id="list3574063659" text:style-name="L3">
        <text:list-item>
          <text:p text:style-name="P12"><text:span text:style-name="T1">Par défaut :</text:span> Mosquitto n'écoute que sur <text:span text:style-name="Source_20_Text">localhost</text:span> (127.0.0.1) et interdit les connexions sans mot de passe.</text:p>
        </text:list-item>
        <text:list-item>
          <text:p text:style-name="P12"><text:span text:style-name="T1">Obligation :</text:span> Tu <text:span text:style-name="T1">DOIS</text:span> créer un fichier de config avec au moins :</text:p>
          <text:p text:style-name="P12">Plaintext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<text:soft-page-break/>Pour le ossier de config inexistant :</text:p>
      <text:p text:style-name="P5"/>
      <text:h text:style-name="P2" text:outline-level="3">1. Créer le répertoire manuellement</text:h>
      <text:p text:style-name="P18">sudo mkdir -p /etc/mosquitto/conf.d/</text:p>
      <text:p text:style-name="P17"/>
      <text:p text:style-name="P17"/>
      <text:h text:style-name="P2" text:outline-level="3">2. Créer le fichier de configuration à l'intérieur</text:h>
      <text:p text:style-name="Text_20_body">Maintenant que le dossier existe, on crée le fichier :</text:p>
      <text:p text:style-name="P14">sudo nano /etc/mosquitto/conf.d/default.conf </text:p>
      <text:p text:style-name="P13">Colle ces deux lignes (pour que ça marche sans mot de passe) :</text:p>
      <text:p text:style-name="P17"/>
      <text:p text:style-name="P5">listener 1883 </text:p>
      <text:p text:style-name="P5">allow_anonymous true</text:p>
      <text:p text:style-name="P5"/>
      <text:p text:style-name="P5"/>
      <text:h text:style-name="P1" text:outline-level="3">3. S'assurer que le fichier principal "appelle" ce dossier</text:h>
      <text:p text:style-name="Text_20_body">Il faut vérifier que le fichier maître sait qu'il doit aller lire dans ce nouveau dossier. Ouvre le fichier principal :</text:p>
      <text:p text:style-name="P6">sudo nano /etc/mosquitto/mosquitto.conf</text:p>
      <text:p text:style-name="P5"/>
      <text:p text:style-name="P5">Vérifie que cette ligne est bien présente tout à la fin (sinon, ajoute-la) :</text:p>
      <text:p text:style-name="P5"/>
      <text:p text:style-name="P6">include_dir /etc/mosquitto/conf.d</text:p>
      <text:p text:style-name="P5"/>
      <text:p text:style-name="P5">4. Redémarrer</text:p>
      <text:p text:style-name="P5"/>
      <text:p text:style-name="P5">sudo systemctl restart mosquitto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Test config :</text:p>
      <text:p text:style-name="P5"/>
      <text:p text:style-name="P8">2. Teste la configuration en "Direct"</text:p>
      <text:p text:style-name="P8"><text:span text:style-name="T2">C'est la méthode ultime pour voir l'erreur en clair sur ton écran sans passer par </text:span><text:span text:style-name="Source_20_Text"><text:span text:style-name="T2">systemctl</text:span></text:span><text:span text:style-name="T2">. Tape ceci :</text:span></text:p>
      <text:p text:style-name="P8"><text:span text:style-name="T2"/></text:p>
      <text:p text:style-name="P7"><text:span text:style-name="T2">sudo mosquitto -v -c /etc/mosquitto/mosquitto.conf</text:span></text:p>
      <text:p text:style-name="P7"><text:span text:style-name="T2"/></text:p>
      <text:p text:style-name="P16"><text:span text:style-name="T2"/></text:p>
      <text:p text:style-name="P16"><text:span text:style-name="T2"/></text:p>
      <text:p text:style-name="P16"><text:soft-page-break/>Regarde bien les dernières lignes qui s'affichent :</text:p>
      <text:list xml:id="list1786013012" text:style-name="L4">
        <text:list-item>
          <text:p text:style-name="P15">S'il dit <text:span text:style-name="Source_20_Text">Error: Address already in use</text:span>, c'est le point n°1 (port occupé).</text:p>
        </text:list-item>
        <text:list-item>
          <text:p text:style-name="P15">S'il dit <text:span text:style-name="Source_20_Text">Error: Unable to open config file</text:span>, c'est qu'il manque un fichier ou un dossier.</text:p>
        </text:list-item>
        <text:list-item>
          <text:p text:style-name="P15">S'il dit <text:span text:style-name="Source_20_Text">Invalid architecture</text:span> ou une erreur de syntaxe, c'est le contenu du fichier.</text:p>
        </text:list-item>
      </text:list>
      <text:p text:style-name="P9"><text:span text:style-name="T2"/></text:p>
      <text:p text:style-name="P9"><text:span text:style-name="T2"/></text:p>
      <text:p text:style-name="P9"><text:span text:style-name="T2">Si already in use :</text:span></text:p>
      <text:h text:style-name="P3" text:outline-level="3"><text:span text:style-name="T2">1. Identifier et tuer le processus fantôme</text:span></text:h>
      <text:p text:style-name="Text_20_body">On va forcer la fermeture de tout ce qui utilise le port 1883 :</text:p>
      <text:p text:style-name="P20"><text:span text:style-name="T2"># Tue tous les processus nommés mosquitto </text:span></text:p>
      <text:p text:style-name="P19"><text:span text:style-name="T2">sudo pkill mosquitto </text:span></text:p>
      <text:p text:style-name="P20"><text:span text:style-name="T2"># Si ça ne suffit pas, on vise précisément le port </text:span></text:p>
      <text:p text:style-name="P19"><text:span text:style-name="T2">sudo fuser -k 1883/tcp</text:span></text:p>
      <text:p text:style-name="P19"><text:span text:style-name="T2"/></text:p>
      <text:h text:style-name="P4" text:outline-level="3">2. Vérifier que le port est libre</text:h>
      <text:p text:style-name="Text_20_body">Relance la commande de test. Elle ne doit plus rien afficher ou dire que le port est libre :</text:p>
      <text:p text:style-name="P19"><text:span text:style-name="T2">sudo ss -lptn 'sport = :1883'</text:span></text:p>
      <text:p text:style-name="P19"><text:span text:style-name="T2"/></text:p>
      <text:h text:style-name="P4" text:outline-level="3">3. Supprimer le fichier de log (optionnel mais conseillé)</text:h>
      <text:p text:style-name="Text_20_body">Parfois, des fichiers de "verrou" (lock) empêchent le redémarrage :</text:p>
      <text:p text:style-name="P19"><text:span text:style-name="T2">sudo rm -f /var/run/mosquitto/mosquitto.pid</text:span></text:p>
      <text:p text:style-name="P19"><text:span text:style-name="T2"/></text:p>
      <text:h text:style-name="P4" text:outline-level="3">4. Relancer le service proprement</text:h>
      <text:p text:style-name="Text_20_body">Maintenant que le port est vide, le service peut enfin démarrer normalement :</text:p>
      <text:p text:style-name="P19"><text:span text:style-name="T2">sudo systemctl start mosquitto</text:span></text:p>
      <text:p text:style-name="P19"><text:span text:style-name="T2"/></text:p>
      <text:p text:style-name="P19"><text:span text:style-name="T2"/></text:p>
      <text:p text:style-name="P20">5. Vérification finale</text:p>
      <text:p text:style-name="P19"><text:span text:style-name="T2">sudo systemctl status mosquitto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6-03-20T10:58:05.601968085</meta:creation-date>
    <dc:date>2026-03-20T11:10:11.879662157</dc:date>
    <meta:editing-duration>PT7M27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3" meta:paragraph-count="58" meta:word-count="549" meta:character-count="3297" meta:non-whitespace-character-count="2813"/>
  </office:meta>
</office:document-meta>
</file>